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bc657" officeooo:paragraph-rsid="001bc657" style:font-size-asian="12pt" style:font-size-complex="12pt"/>
    </style:style>
    <style:style style:name="P2" style:family="paragraph" style:parent-style-name="Standard">
      <style:paragraph-properties fo:break-before="page"/>
      <style:text-properties fo:font-size="12pt" officeooo:rsid="001bc657" officeooo:paragraph-rsid="001bc657" style:font-size-asian="12pt" style:font-size-complex="12pt"/>
    </style:style>
    <style:style style:name="T1" style:family="text">
      <style:text-properties fo:background-color="#ffff99" loext:char-shading-value="0"/>
    </style:style>
    <style:style style:name="T2" style:family="text">
      <style:text-properties fo:color="#ff3333" fo:background-color="transparent" loext:char-shading-value="0"/>
    </style:style>
    <style:style style:name="T3" style:family="text">
      <style:text-properties style:use-window-font-color="true" fo:background-color="#ff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= 1A_1B</text:p>
      <text:p text:style-name="P1">ans = 2 <text:s/>2 <text:s/>2 <text:s/>2 <text:s/>2 <text:s/>2 <text:s/><text:span text:style-name="T3">1 <text:s/>2</text:span> <text:span text:style-name="T3">1 <text:s/>2</text:span> 2 <text:s/>2 <text:s/>2 <text:s/>2 <text:s/>2 <text:s/><text:span text:style-name="T3">1 <text:s/>2</text:span> 2 <text:s/><text:span text:style-name="T2">1 <text:s/></text:span><text:span text:style-name="T3">1 <text:s/>2</text:span> 2 <text:s/><text:span text:style-name="T3">1 <text:s/>2</text:span> <text:span text:style-name="T3">1 <text:s/>2</text:span> <text:span text:style-name="T3">1 <text:s/>2</text:span> 2 <text:s/>2 <text:s/>2</text:p>
      <text:p text:style-name="P1">ans = <text:span text:style-name="T3">1 <text:s/>2</text:span> 2 <text:s/><text:span text:style-name="T3">1 <text:s/>2</text:span> 2 <text:s/><text:span text:style-name="T2">1 <text:s/></text:span><text:span text:style-name="T3">1 <text:s/>2</text:span> 2 <text:s/><text:span text:style-name="T3">1 <text:s/>2</text:span> 2 <text:s/>2 <text:s/><text:span text:style-name="T2">1 <text:s/></text:span><text:span text:style-name="T3">1 <text:s/>2</text:span> 2 <text:s/>2 <text:s/>2 <text:s/>2 <text:s/>2 <text:s/><text:span text:style-name="T3">1 <text:s/>2</text:span> 2 <text:s/>2 <text:s/>2 <text:s/>2 <text:s/>2 <text:s/>2 <text:s/>2</text:p>
      <text:p text:style-name="P1">ans = 2 <text:s/>2 <text:s/><text:span text:style-name="T3">1 <text:s/>2</text:span> 2 <text:s/>2 <text:s/>2 <text:s/>2 <text:s/>2 <text:s/><text:span text:style-name="T3">1 <text:s/>2</text:span> 2 <text:s/><text:span text:style-name="T3">1 <text:s/>2</text:span> 2 <text:s/>2 <text:s/>2 <text:s/>2 <text:s/>2 <text:s/>2 <text:s/>2 <text:s/><text:span text:style-name="T2">1 <text:s/>1</text:span> <text:s/><text:span text:style-name="T3">1 <text:s/>2</text:span> 2 <text:s/>2 <text:s/>2 <text:s/>2 <text:s/>2 <text:s/>2</text:p>
      <text:p text:style-name="P1">ans = <text:span text:style-name="T2">1 <text:s/></text:span><text:span text:style-name="T3">1 <text:s/>2</text:span> 2 <text:s/><text:span text:style-name="T3">1 <text:s/>2</text:span> 2 <text:s/>2 <text:s/>2 <text:s/><text:span text:style-name="T3">1 <text:s/>2</text:span> 2 <text:s/>2 <text:s/>2 <text:s/>2 <text:s/><text:span text:style-name="T3">1 <text:s/>2</text:span> 2 <text:s/>2 <text:s/><text:span text:style-name="T3">1 <text:s/>2</text:span> 2 <text:s/>2 <text:s/>2 <text:s/>2 <text:s/>2 <text:s/>2 <text:s/><text:span text:style-name="T2">1 <text:s/></text:span><text:span text:style-name="T3">1 <text:s/>2</text:span> 2</text:p>
      <text:p text:style-name="P1">ans = 2 <text:s/>2 <text:s/>2 <text:s/>2 <text:s/>2 <text:s/>2 <text:s/><text:span text:style-name="T3">1 <text:s/>2</text:span> <text:span text:style-name="T2">1 <text:s/>1</text:span> <text:s/><text:span text:style-name="T3">1 <text:s/>2</text:span> 2 <text:s/><text:span text:style-name="T3">1 <text:s/>2</text:span> 2 <text:s/>2 <text:s/><text:span text:style-name="T2">1 <text:s/></text:span><text:span text:style-name="T3">1 <text:s/>2</text:span> 2 <text:s/>2 <text:s/>2 <text:s/>2 <text:s/><text:span text:style-name="T2">1 <text:s/>1</text:span> <text:s/><text:span text:style-name="T2">1 <text:s/></text:span><text:span text:style-name="T3">1 <text:s/>2</text:span> 2 <text:s/>2</text:p>
      <text:p text:style-name="P1">ans = <text:span text:style-name="T3">1 <text:s/>2</text:span> 2 <text:s/>2 <text:s/><text:span text:style-name="T2">1 <text:s/></text:span><text:span text:style-name="T3">1 <text:s/>2</text:span> <text:span text:style-name="T2">1 <text:s/></text:span><text:span text:style-name="T3">1 <text:s/>2</text:span> 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3">1 <text:s/>2</text:span> <text:span text:style-name="T2">1 <text:s/></text:span><text:span text:style-name="T3">1 <text:s/>2</text:span> <text:span text:style-name="T3">1 <text:s/>2</text:span> 2 <text:s/>2 <text:s/>2</text:p>
      <text:p text:style-name="P1">ans = <text:span text:style-name="T3">1 <text:s/>2</text:span> 2 <text:s/>2 <text:s/>2 <text:s/><text:span text:style-name="T3">1 <text:s/>2</text:span> 2 <text:s/>2 <text:s/>2 <text:s/>2 <text:s/><text:span text:style-name="T3">1 <text:s/>2</text:span> <text:span text:style-name="T2">1 <text:s/>1</text:span> <text:s/><text:span text:style-name="T3">1 <text:s/>2</text:span> 2 <text:s/>2 <text:s/>2 <text:s/>2 <text:s/>2 <text:s/><text:span text:style-name="T2">1 <text:s/>1</text:span> <text:s/><text:span text:style-name="T3">1 <text:s/>2</text:span> 2 <text:s/>2 <text:s/>2 <text:s/><text:span text:style-name="T2">1 <text:s/>1</text:span></text:p>
      <text:p text:style-name="P1">ans = 2 <text:s/>2 <text:s/><text:span text:style-name="T2">1 <text:s/>1</text:span> <text:s/><text:span text:style-name="T3">1 <text:s/>2</text:span> <text:span text:style-name="T3">1 <text:s/>2</text:span> 2 <text:s/><text:span text:style-name="T2">1 <text:s/></text:span><text:span text:style-name="T3">1 <text:s/>2</text:span> <text:span text:style-name="T3">1 <text:s/>2</text:span> 2 <text:s/><text:span text:style-name="T2">1 <text:s/>1</text:span> <text:s/><text:span text:style-name="T3">1 <text:s/>2</text:span> <text:span text:style-name="T2">1 <text:s/></text:span><text:span text:style-name="T3">1 <text:s/>2</text:span> 2 <text:s/>2 <text:s/>2 <text:s/>2 <text:s/>2 <text:s/>2 <text:s/>2 <text:s/>2 <text:s/>2</text:p>
      <text:p text:style-name="P1">ans = 2 <text:s/>2 <text:s/>2 <text:s/><text:span text:style-name="T3">1 <text:s/>2</text:span> 2 <text:s/>2 <text:s/>2 <text:s/><text:span text:style-name="T3">1 <text:s/>2</text:span> 2 <text:s/>2 <text:s/><text:span text:style-name="T3">1 <text:s/>2</text:span> 2 <text:s/><text:span text:style-name="T2">1 <text:s/>1</text:span> <text:s/><text:span text:style-name="T3">1 <text:s/>2</text:span> 2 <text:s/><text:span text:style-name="T3">1 <text:s/>2</text:span> <text:span text:style-name="T3">1 <text:s/>2</text:span> 2 <text:s/>2 <text:s/>2 <text:s/>2 <text:s/>2 <text:s/>2 <text:s/>2</text:p>
      <text:p text:style-name="P1">ans = 2 <text:s/>2 <text:s/>2 <text:s/><text:span text:style-name="T3">1 <text:s/>2</text:span> <text:span text:style-name="T2">1 <text:s/></text:span><text:span text:style-name="T3">1 <text:s/>2</text:span> 2 <text:s/>2 <text:s/>2 <text:s/><text:span text:style-name="T3">1 <text:s/>2</text:span> 2 <text:s/>2 <text:s/>2 <text:s/>2 <text:s/>2 <text:s/>2 <text:s/>2 <text:s/>2 <text:s/>2 <text:s/>2 <text:s/><text:span text:style-name="T2">1 <text:s/></text:span><text:span text:style-name="T3">1 <text:s/>2</text:span> <text:span text:style-name="T2">1 <text:s/></text:span><text:span text:style-name="T3">1 <text:s/>2</text:span> 2 <text:s/>2</text:p>
      <text:p text:style-name="P1">ans = 2A_1B</text:p>
      <text:p text:style-name="P1">ans = 0 <text:s/><text:span text:style-name="T2">1 <text:s/></text:span><text:span text:style-name="T3">1 <text:s/>2</text:span> 2 <text:s/>2 <text:s/><text:span text:style-name="T3">1 <text:s/>2</text:span> <text:span text:style-name="T3">1 <text:s/>2</text:span> 2 <text:s/>2 <text:s/><text:span text:style-name="T3">1 <text:s/>2</text:span> <text:span text:style-name="T3">1 <text:s/>2</text:span> 2 <text:s/>2 <text:s/><text:span text:style-name="T2">1 <text:s/></text:span><text:span text:style-name="T3">1 <text:s/>2</text:span> <text:span text:style-name="T2">1 <text:s/>1</text:span> <text:s/><text:span text:style-name="T3">1 <text:s/>2</text:span> 2 <text:s/><text:span text:style-name="T2">1 <text:s/></text:span><text:span text:style-name="T3">1 <text:s/>2</text:span> <text:span text:style-name="T2">1 <text:s/>1</text:span></text:p>
      <text:p text:style-name="P1">ans = <text:span text:style-name="T2">1 <text:s/></text:span><text:span text:style-name="T3">1 <text:s/>2</text:span> 2 <text:s/>2 <text:s/>2 <text:s/><text:span text:style-name="T2">1 <text:s/>1</text:span> <text:s/><text:span text:style-name="T2">1 <text:s/></text:span><text:span text:style-name="T3">1 <text:s/>2</text:span> 2 <text:s/><text:span text:style-name="T2">1 <text:s/>1</text:span> <text:s/><text:span text:style-name="T2">1 <text:s/></text:span><text:span text:style-name="T3">1 <text:s/>2</text:span> 2 <text:s/>2 <text:s/><text:span text:style-name="T3">1 <text:s/>2</text:span> <text:span text:style-name="T2">1 <text:s/></text:span><text:span text:style-name="T3">1 <text:s/>2</text:span> 2 <text:s/>2 <text:s/><text:span text:style-name="T2">1 <text:s/>1</text:span> <text:s/><text:span text:style-name="T2">1 <text:s/>1</text:span> <text:s/>1</text:p>
      <text:p text:style-name="P1">ans = 0 <text:s/><text:span text:style-name="T2">1 <text:s/></text:span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2 <text:s/>2 <text:s/><text:span text:style-name="T3">1 <text:s/>2</text:span> <text:span text:style-name="T3">1 <text:s/>2</text:span> 2 <text:s/><text:span text:style-name="T2">1 <text:s/>1</text:span> <text:s/><text:span text:style-name="T3">1 <text:s/>2</text:span> 2 <text:s/><text:span text:style-name="T3">1 <text:s/>2</text:span> 2 <text:s/><text:span text:style-name="T2">1 <text:s/>1</text:span> <text:s/><text:span text:style-name="T3">1 <text:s/>2</text:span> 2</text:p>
      <text:p text:style-name="P1">ans = <text:span text:style-name="T3">1 <text:s/>2</text:span> <text:span text:style-name="T3">1 <text:s/>2</text:span> 2 <text:s/>2 <text:s/><text:span text:style-name="T2">1 <text:s/></text:span><text:span text:style-name="T3">1 <text:s/>2</text:span> 2 <text:s/><text:span text:style-name="T2">1 <text:s/></text:span><text:span text:style-name="T3">1 <text:s/>2</text:span> 2 <text:s/>2 <text:s/>2 <text:s/>2 <text:s/>2 <text:s/>2 <text:s/>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1</text:span> <text:s/>1</text:p>
      <text:p text:style-name="P1">ans = <text:span text:style-name="T3">1 <text:s/>2</text:span> <text:span text:style-name="T2">1 <text:s/></text:span><text:span text:style-name="T3">1 <text:s/>2</text:span> 2 <text:s/><text:span text:style-name="T3">1 <text:s/>2</text:span> 2 <text:s/><text:span text:style-name="T3">1 <text:s/>2</text:span> <text:span text:style-name="T3">1 <text:s/>2</text:span> <text:span text:style-name="T3">1 <text:s/>2</text:span> 2 <text:s/><text:span text:style-name="T3">1 <text:s/>2</text:span> 2 <text:s/><text:span text:style-name="T2">1 <text:s/></text:span><text:span text:style-name="T3">1 <text:s/>2</text:span> <text:span text:style-name="T2">1 <text:s/>1</text:span> <text:s/><text:span text:style-name="T3">1 <text:s/>2</text:span> <text:span text:style-name="T3">1 <text:s/>2</text:span> 2 <text:s/><text:span text:style-name="T2">1 <text:s/>1</text:span></text:p>
      <text:p text:style-name="P1">ans = 2 <text:s/>2 <text:s/><text:span text:style-name="T3">1 <text:s/>2</text:span> 2 <text:s/><text:span text:style-name="T3">1 <text:s/>2</text:span> <text:span text:style-name="T3">1 <text:s/>2</text:span> 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3">1 <text:s/>2</text:span> <text:span text:style-name="T3">1 <text:s/>2</text:span> <text:span text:style-name="T3">1 <text:s/>2</text:span> <text:span text:style-name="T3">1 <text:s/>2</text:span> <text:span text:style-name="T2">1 <text:s/>1</text:span></text:p>
      <text:p text:style-name="P1">ans = <text:span text:style-name="T3">1 <text:s/>2</text:span> 2 <text:s/>2 <text:s/>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<text:span text:style-name="T3">1 <text:s/>2</text:span> <text:span text:style-name="T2">1 <text:s/></text:span><text:span text:style-name="T3">1 <text:s/>2</text:span> <text:span text:style-name="T3">1 <text:s/>2</text:span> 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1</text:p>
      <text:p text:style-name="P1">ans = 2 <text:s/><text:span text:style-name="T3">1 <text:s/>2</text:span> 2 <text:s/>2 <text:s/>2 <text:s/><text:span text:style-name="T2">1 <text:s/>1</text:span> <text:s/><text:span text:style-name="T2">1 <text:s/></text:span><text:span text:style-name="T3">1 <text:s/>2</text:span> <text:span text:style-name="T3">1 <text:s/>2</text:span> 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3">1 <text:s/>2</text:span> <text:span text:style-name="T3">1 <text:s/>2</text:span> <text:span text:style-name="T2">1 <text:s/></text:span><text:span text:style-name="T3">1 <text:s/>2</text:span> <text:span text:style-name="T2">1 <text:s/>1</text:span> <text:s/>1</text:p>
      <text:p text:style-name="P1">ans = 2 <text:s/><text:span text:style-name="T2">1 <text:s/>1</text:span> <text:s/><text:span text:style-name="T3">1 <text:s/>2</text:span> 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2 <text:s/>2 <text:s/>2 <text:s/><text:span text:style-name="T2">1 <text:s/>1</text:span></text:p>
      <text:p text:style-name="P1">ans = 2 <text:s/><text:span text:style-name="T2">1 <text:s/></text:span><text:span text:style-name="T3">1 <text:s/>2</text:span> <text:span text:style-name="T3">1 <text:s/>2</text:span> <text:span text:style-name="T3">1 <text:s/>2</text:span> <text:span text:style-name="T3">1 <text:s/>2</text:span> <text:span text:style-name="T2">1 <text:s/></text:span><text:span text:style-name="T3">1 <text:s/>2</text:span> <text:span text:style-name="T3">1 <text:s/>2</text:span> 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1</text:p>
      <text:p text:style-name="P1">ans = 3A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0 <text:s/>2 <text:s/>2 <text:s/>2 <text:s/>2 <text:s/>2 <text:s/><text:span text:style-name="T3">1 <text:s/>2</text:span> 2 <text:s/>2 <text:s/>2 <text:s/>2 <text:s/>2 <text:s/>2 <text:s/>2 <text:s/>2 <text:s/>2 <text:s/>2 <text:s/>2 <text:s/>2</text:p>
      <text:p text:style-name="P1">ans = 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4A_504</text:p>
      <text:p text:style-name="P1">ans = <text:span text:style-name="T2">1 <text:s/></text:span><text:span text:style-name="T3">1 <text:s/>2</text:span> 2 <text:s/><text:span text:style-name="T3">1 <text:s/>2</text:span> 2 <text:s/>2 <text:s/><text:span text:style-name="T3">1 <text:s/>2</text:span> 2 <text:s/><text:span text:style-name="T3">1 <text:s/>2</text:span> <text:span text:style-name="T3">1 <text:s/>2</text:span> 2 <text:s/>2 <text:s/>2 <text:s/>2 <text:s/><text:span text:style-name="T3">1 <text:s/>2</text:span> <text:span text:style-name="T2">1 <text:s/></text:span><text:span text:style-name="T3">1 <text:s/>2</text:span> 2 <text:s/><text:span text:style-name="T3">1 <text:s/>2</text:span> 2 <text:s/><text:span text:style-name="T2">1 <text:s/>1</text:span> <text:s/>1</text:p>
      <text:p text:style-name="P1">ans = <text:span text:style-name="T2">1 <text:s/>1</text:span> <text:s/><text:span text:style-name="T3">1 <text:s/>2</text:span> 2 <text:s/>2 <text:s/>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<text:span text:style-name="T3">1 <text:s/>2</text:span> 2 <text:s/><text:span text:style-name="T2">1 <text:s/></text:span><text:span text:style-name="T3">1 <text:s/>2</text:span> 2 <text:s/>2 <text:s/>2 <text:s/><text:span text:style-name="T3">1 <text:s/>2</text:span> 2 <text:s/><text:span text:style-name="T2">1 <text:s/></text:span><text:span text:style-name="T3">1 <text:s/>2</text:span> <text:span text:style-name="T2">1 <text:s/>1</text:span></text:p>
      <text:p text:style-name="P1">ans = 2 <text:s/><text:span text:style-name="T2">1 <text:s/>1</text:span> <text:s/><text:span text:style-name="T2">1 <text:s/>1</text:span> <text:s/><text:span text:style-name="T3">1 <text:s/>2</text:span> <text:span text:style-name="T2">1 <text:s/>1</text:span> <text:s/><text:span text:style-name="T3">1 <text:s/>2</text:span> <text:span text:style-name="T3">1 <text:s/>2</text:span> <text:span text:style-name="T3">1 <text:s/>2</text:span> 2 <text:s/><text:span text:style-name="T2">1 <text:s/>1</text:span> <text:s/><text:span text:style-name="T2">1 <text:s/>1</text:span> <text:s/><text:span text:style-name="T3">1 <text:s/>2</text:span> 2 <text:s/>2 <text:s/>2 <text:s/>2 <text:s/>2 <text:s/>2 <text:s/>2 <text:s/>2 <text:s/>2</text:p>
      <text:p text:style-name="P1">ans = <text:span text:style-name="T2">1 <text:s/>1</text:span> <text:s/><text:span text:style-name="T3">1 <text:s/>2</text:span> <text:span text:style-name="T2">1 <text:s/>1</text:span> <text:s/><text:span text:style-name="T2">1 <text:s/>1</text:span> <text:s/>1 <text:s/>0 <text:s/><text:span text:style-name="T2">1 <text:s/>1</text:span> <text:s/><text:span text:style-name="T3">1 <text:s/>2</text:span> <text:span text:style-name="T2">1 <text:s/>1</text:span> <text:s/><text:span text:style-name="T3">1 <text:s/>2</text:span> 2 <text:s/><text:span text:style-name="T3">1 <text:s/>2</text:span> <text:span text:style-name="T3">1 <text:s/>2</text:span> <text:span text:style-name="T3">1 <text:s/>2</text:span> 2 <text:s/>2 <text:s/>2 <text:s/>2 <text:s/>2 <text:s/>2</text:p>
      <text:p text:style-name="P1">ans = 2 <text:s/>2 <text:s/>2 <text:s/>2 <text:s/>2 <text:s/><text:span text:style-name="T3">1 <text:s/>2</text:span> 2 <text:s/>2 <text:s/>2 <text:s/>2 <text:s/>2 <text:s/>2 <text:s/>2 <text:s/>2 <text:s/>2 <text:s/>2 <text:s/><text:span text:style-name="T3">1 <text:s/>2</text:span> 2 <text:s/>2 <text:s/>2 <text:s/>2 <text:s/><text:span text:style-name="T3">1 <text:s/>2</text:span> <text:span text:style-name="T3">1 <text:s/>2</text:span> <text:span text:style-name="T3">1 <text:s/>2</text:span> <text:span text:style-name="T2">1 <text:s/>1</text:span></text:p>
      <text:p text:style-name="P1">ans = 2 <text:s/>2 <text:s/>2 <text:s/><text:span text:style-name="T3">1 <text:s/>2</text:span> <text:span text:style-name="T3">1 <text:s/>2</text:span> 2 <text:s/>2 <text:s/><text:span text:style-name="T2">1 <text:s/></text:span><text:span text:style-name="T3">1 <text:s/>2</text:span> 2 <text:s/>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<text:span text:style-name="T3">1 <text:s/>2</text:span> <text:span text:style-name="T2">1 <text:s/>1</text:span></text:p>
      <text:p text:style-name="P1">ans = 2 <text:s/><text:span text:style-name="T3">1 <text:s/>2</text:span> 2 <text:s/>2 <text:s/>2 <text:s/><text:span text:style-name="T3">1 <text:s/>2</text:span> <text:span text:style-name="T2">1 <text:s/>1</text:span> <text:s/><text:span text:style-name="T2">1 <text:s/>1</text:span> <text:s/><text:span text:style-name="T3">1 <text:s/>2</text:span> <text:span text:style-name="T3">1 <text:s/>2</text:span> <text:span text:style-name="T2">1 <text:s/>1</text:span> <text:s/><text:span text:style-name="T3">1 <text:s/>2</text:span> 2 <text:s/>2 <text:s/>2 <text:s/>2 <text:s/>2 <text:s/><text:span text:style-name="T3">1 <text:s/>2</text:span> <text:span text:style-name="T2">1 <text:s/></text:span><text:span text:style-name="T3">1 <text:s/>2</text:span> 2</text:p>
      <text:p text:style-name="P1">ans = <text:span text:style-name="T2">1 <text:s/>1</text:span> <text:s/><text:span text:style-name="T2">1 <text:s/></text:span><text:span text:style-name="T3">1 <text:s/>2</text:span> <text:span text:style-name="T3">1 <text:s/>2</text:span> 2 <text:s/><text:span text:style-name="T2">1 <text:s/>1</text:span> <text:s/><text:span text:style-name="T2">1 <text:s/></text:span><text:span text:style-name="T3">1 <text:s/>2</text:span> 2 <text:s/>2 <text:s/><text:span text:style-name="T3">1 <text:s/>2</text:span> 2 <text:s/>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1</text:span></text:p>
      <text:p text:style-name="P1">ans = 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<text:span text:style-name="T3">1 <text:s/>2</text:span> <text:span text:style-name="T3">1 <text:s/>2</text:span> 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1</text:span> <text:s/><text:span text:style-name="T2">1 <text:s/>1</text:span></text:p>
      <text:p text:style-name="P1">ans =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2 <text:s/>2 <text:s/>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3">1 <text:s/>2</text:span> 2</text:p>
      <text:p text:style-name="P1">ans = 5A_505</text:p>
      <text:p text:style-name="P1">ans = 2 <text:s/><text:span text:style-name="T2">1 <text:s/></text:span><text:span text:style-name="T3">1 <text:s/>2</text:span> <text:span text:style-name="T3">1 <text:s/>2</text:span> 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2 <text:s/><text:span text:style-name="T2">1 <text:s/></text:span><text:span text:style-name="T3">1 <text:s/>2</text:span> <text:span text:style-name="T3">1 <text:s/>2</text:span> <text:span text:style-name="T3">1 <text:s/>2</text:span> <text:span text:style-name="T2">1 <text:s/>1</text:span> <text:s/><text:span text:style-name="T2">1 <text:s/></text:span><text:span text:style-name="T3">1 <text:s/>2</text:span> 2 <text:s/>2</text:p>
      <text:p text:style-name="P1">ans = <text:span text:style-name="T2">1 <text:s/>1</text:span> <text:s/><text:span text:style-name="T2">1 <text:s/></text:span><text:span text:style-name="T3">1 <text:s/>2</text:span> 2 <text:s/><text:span text:style-name="T2">1 <text:s/>1</text:span> <text:s/><text:span text:style-name="T3">1 <text:s/>2</text:span> 2 <text:s/><text:span text:style-name="T3">1 <text:s/>2</text:span> <text:span text:style-name="T2">1 <text:s/>1</text:span> <text:s/><text:span text:style-name="T3">1 <text:s/>2</text:span> 2 <text:s/><text:span text:style-name="T3">1 <text:s/>2</text:span> 2 <text:s/>2 <text:s/>2 <text:s/>2 <text:s/><text:span text:style-name="T2">1 <text:s/>1</text:span> <text:s/><text:span text:style-name="T3">1 <text:s/>2</text:span> <text:span text:style-name="T2">1 <text:s/>1</text:span> <text:s/>1</text:p>
      <text:p text:style-name="P1">ans = 2 <text:s/><text:span text:style-name="T3">1 <text:s/>2</text:span> <text:span text:style-name="T2">1 <text:s/>1</text:span> <text:s/><text:span text:style-name="T2">1 <text:s/></text:span><text:span text:style-name="T3">1 <text:s/>2</text:span> 2 <text:s/>2 <text:s/><text:span text:style-name="T2">1 <text:s/>1</text:span> <text:s/><text:span text:style-name="T2">1 <text:s/></text:span><text:span text:style-name="T3">1 <text:s/>2</text:span> 2 <text:s/>0 <text:s/>2 <text:s/>2 <text:s/><text:span text:style-name="T3">1 <text:s/>2</text:span> <text:span text:style-name="T3">1 <text:s/>2</text:span> <text:span text:style-name="T2">1 <text:s/></text:span><text:span text:style-name="T3">1 <text:s/>2</text:span> <text:span text:style-name="T2">1 <text:s/></text:span><text:span text:style-name="T3">1 <text:s/>2</text:span> <text:span text:style-name="T2">1 <text:s/>1</text:span></text:p>
      <text:p text:style-name="P1">ans = <text:span text:style-name="T2">1 <text:s/></text:span><text:span text:style-name="T3">1 <text:s/>2</text:span> <text:span text:style-name="T2">1 <text:s/></text:span><text:span text:style-name="T3">1 <text:s/>2</text:span> <text:span text:style-name="T2">1 <text:s/></text:span><text:span text:style-name="T3">1 <text:s/>2</text:span> 2 <text:s/>2 <text:s/>2 <text:s/><text:span text:style-name="T2">1 <text:s/>1</text:span> <text:s/><text:span text:style-name="T3">1 <text:s/>2</text:span> 2 <text:s/>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3">1 <text:s/>2</text:span> 2 <text:s/><text:span text:style-name="T3">1 <text:s/>2</text:span> 2</text:p>
      <text:p text:style-name="P1">ans = <text:span text:style-name="T2">1 <text:s/>1</text:span> <text:s/><text:span text:style-name="T2">1 <text:s/>1</text:span> <text:s/><text:span text:style-name="T3">1 <text:s/>2</text:span> 2 <text:s/>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<text:span text:style-name="T3">1 <text:s/>2</text:span> <text:span text:style-name="T3">1 <text:s/>2</text:span> <text:span text:style-name="T2">1 <text:s/>1</text:span> <text:s/><text:span text:style-name="T2">1 <text:s/>1</text:span> <text:s/><text:span text:style-name="T3">1 <text:s/>2</text:span> <text:span text:style-name="T3">1 <text:s/>2</text:span> <text:span text:style-name="T2">1 <text:s/>1</text:span></text:p>
      <text:p text:style-name="P1">ans = 2 <text:s/><text:span text:style-name="T3">1 <text:s/>2</text:span> 2 <text:s/><text:span text:style-name="T2">1 <text:s/>1</text:span> <text:s/><text:span text:style-name="T2">1 <text:s/>1</text:span> <text:s/>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3">1 <text:s/>2</text:span> 2</text:p>
      <text:p text:style-name="P1">ans = 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2 <text:s/><text:span text:style-name="T2">1 <text:s/>1</text:span> <text:s/><text:span text:style-name="T2">1 <text:s/>1</text:span> <text:s/><text:span text:style-name="T2">1 <text:s/></text:span><text:span text:style-name="T3">1 <text:s/>2</text:span> 2 <text:s/><text:span text:style-name="T3">1 <text:s/>2</text:span> 2 <text:s/>2</text:p>
      <text:p text:style-name="P1"><text:soft-page-break/>ans = 2 <text:s/>2 <text:s/><text:span text:style-name="T2">1 <text:s/>1</text:span> <text:s/><text:span text:style-name="T2">1 <text:s/></text:span><text:span text:style-name="T3">1 <text:s/>2</text:span> <text:span text:style-name="T3">1 <text:s/>2</text:span> 2 <text:s/><text:span text:style-name="T2">1 <text:s/>1</text:span> <text:s/><text:span text:style-name="T2">1 <text:s/>1</text:span> <text:s/><text:span text:style-name="T3">1 <text:s/>2</text:span> 2 <text:s/>2 <text:s/>2 <text:s/>2 <text:s/>2 <text:s/><text:span text:style-name="T2">1 <text:s/></text:span><text:span text:style-name="T3">1 <text:s/>2</text:span> 2 <text:s/>0 <text:s/><text:span text:style-name="T2">1 <text:s/></text:span><text:span text:style-name="T3">1 <text:s/>2</text:span> <text:span text:style-name="T2">1 <text:s/>1</text:span></text:p>
      <text:p text:style-name="P1">ans =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2 <text:s/>2 <text:s/><text:span text:style-name="T2">1 <text:s/></text:span><text:span text:style-name="T3">1 <text:s/>2</text:span> <text:span text:style-name="T2">1 <text:s/></text:span><text:span text:style-name="T3">1 <text:s/>2</text:span> 2 <text:s/>2 <text:s/>2 <text:s/><text:span text:style-name="T2">1 <text:s/></text:span><text:span text:style-name="T3">1 <text:s/>2</text:span> 2 <text:s/><text:span text:style-name="T3">1 <text:s/>2</text:span> 2 <text:s/>2 <text:s/>2</text:p>
      <text:p text:style-name="P1">ans = 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2 <text:s/><text:span text:style-name="T3">1 <text:s/>2</text:span> 2 <text:s/>2 <text:s/>2 <text:s/><text:span text:style-name="T3">1 <text:s/>2</text:span> 2 <text:s/>2 <text:s/><text:span text:style-name="T2">1 <text:s/>1</text:span></text:p>
      <text:p text:style-name="P1">ans = 6A_505</text:p>
      <text:p text:style-name="P1">ans = 2 <text:s/><text:span text:style-name="T2">1 <text:s/></text:span><text:span text:style-name="T3">1 <text:s/>2</text:span> 2 <text:s/>2 <text:s/>2 <text:s/>2 <text:s/><text:span text:style-name="T3">1 <text:s/>2</text:span> 2 <text:s/><text:span text:style-name="T2">1 <text:s/>1</text:span> <text:s/><text:span text:style-name="T3">1 <text:s/>2</text:span> <text:span text:style-name="T3">1 <text:s/>2</text:span> 2 <text:s/>2 <text:s/>2 <text:s/><text:span text:style-name="T3">1 <text:s/>2</text:span> 2 <text:s/><text:span text:style-name="T2">1 <text:s/></text:span><text:span text:style-name="T3">1 <text:s/>2</text:span> 2 <text:s/><text:span text:style-name="T3">1 <text:s/>2</text:span> 2 <text:s/>2</text:p>
      <text:p text:style-name="P1">ans = <text:span text:style-name="T2">1 <text:s/></text:span><text:span text:style-name="T3">1 <text:s/>2</text:span> <text:span text:style-name="T3">1 <text:s/>2</text:span> 2 <text:s/><text:span text:style-name="T2">1 <text:s/></text:span><text:span text:style-name="T3">1 <text:s/>2</text:span> 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<text:span text:style-name="T2">1 <text:s/>1</text:span> <text:s/><text:span text:style-name="T3">1 <text:s/>2</text:span> 2 <text:s/><text:span text:style-name="T3">1 <text:s/>2</text:span> <text:span text:style-name="T3">1 <text:s/>2</text:span> <text:span text:style-name="T2">1 <text:s/>1</text:span></text:p>
      <text:p text:style-name="P1">ans = 2 <text:s/>2 <text:s/>2 <text:s/>2 <text:s/><text:span text:style-name="T3">1 <text:s/>2</text:span> 2 <text:s/><text:span text:style-name="T2">1 <text:s/></text:span><text:span text:style-name="T3">1 <text:s/>2</text:span> 2 <text:s/>2 <text:s/><text:span text:style-name="T3">1 <text:s/>2</text:span> <text:span text:style-name="T2">1 <text:s/>1</text:span> <text:s/><text:span text:style-name="T2">1 <text:s/>1</text:span> <text:s/><text:span text:style-name="T3">1 <text:s/>2</text:span> 2 <text:s/><text:span text:style-name="T2">1 <text:s/></text:span><text:span text:style-name="T3">1 <text:s/>2</text:span> <text:span text:style-name="T2">1 <text:s/>1</text:span> <text:s/><text:span text:style-name="T3">1 <text:s/>2</text:span> 2 <text:s/>2 <text:s/>2</text:p>
      <text:p text:style-name="P1">ans = <text:span text:style-name="T3">1 <text:s/>2</text:span> <text:span text:style-name="T2">1 <text:s/>1</text:span> <text:s/><text:span text:style-name="T3">1 <text:s/>2</text:span> 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3">1 <text:s/>2</text:span> 2 <text:s/><text:span text:style-name="T3">1 <text:s/>2</text:span> 2 <text:s/>2 <text:s/>2 <text:s/>2 <text:s/><text:span text:style-name="T3">1 <text:s/>2</text:span> 2</text:p>
      <text:p text:style-name="P1">ans = 2 <text:s/>2 <text:s/><text:span text:style-name="T3">1 <text:s/>2</text:span> 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3">1 <text:s/>2</text:span> 2 <text:s/><text:span text:style-name="T3">1 <text:s/>2</text:span> 2 <text:s/><text:span text:style-name="T2">1 <text:s/>1</text:span> <text:s/><text:span text:style-name="T2">1 <text:s/>1</text:span> <text:s/><text:span text:style-name="T3">1 <text:s/>2</text:span> 2 <text:s/>2 <text:s/><text:span text:style-name="T2">1 <text:s/></text:span><text:span text:style-name="T3">1 <text:s/>2</text:span> 2 <text:s/>2</text:p>
      <text:p text:style-name="P1">ans = <text:span text:style-name="T2">1 <text:s/>1</text:span> <text:s/><text:span text:style-name="T3">1 <text:s/>2</text:span> <text:span text:style-name="T2">1 <text:s/>1</text:span> <text:s/><text:span text:style-name="T3">1 <text:s/>2</text:span> <text:span text:style-name="T2">1 <text:s/></text:span><text:span text:style-name="T3">1 <text:s/>2</text:span> 2 <text:s/><text:span text:style-name="T3">1 <text:s/>2</text:span> <text:span text:style-name="T2">1 <text:s/></text:span><text:span text:style-name="T3">1 <text:s/>2</text:span> <text:span text:style-name="T2">1 <text:s/>1</text:span> <text:s/><text:span text:style-name="T3">1 <text:s/>2</text:span> 2 <text:s/><text:span text:style-name="T3">1 <text:s/>2</text:span> <text:span text:style-name="T3">1 <text:s/>2</text:span> <text:span text:style-name="T3">1 <text:s/>2</text:span> <text:span text:style-name="T2">1 <text:s/>1</text:span> <text:s/>1</text:p>
      <text:p text:style-name="P1">ans = <text:span text:style-name="T3">1 <text:s/>2</text:span> <text:span text:style-name="T3">1 <text:s/>2</text:span> 2 <text:s/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<text:span text:style-name="T3">1 <text:s/>2</text:span> <text:span text:style-name="T3">1 <text:s/>2</text:span> 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2 <text:s/><text:span text:style-name="T3">1 <text:s/>2</text:span> 2</text:p>
      <text:p text:style-name="P1">ans = <text:span text:style-name="T3">1 <text:s/>2</text:span> 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2 <text:s/>2 <text:s/><text:span text:style-name="T2">1 <text:s/>1</text:span> <text:s/><text:span text:style-name="T3">1 <text:s/>2</text:span> 2 <text:s/><text:span text:style-name="T3">1 <text:s/>2</text:span> <text:span text:style-name="T3">1 <text:s/>2</text:span> <text:span text:style-name="T2">1 <text:s/>1</text:span></text:p>
      <text:p text:style-name="P1">ans = 2 <text:s/>1 <text:s/>0 <text:s/>2 <text:s/>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3">1 <text:s/>2</text:span> 2 <text:s/>2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3">1 <text:s/>2</text:span> <text:span text:style-name="T3">1 <text:s/>2</text:span> 2</text:p>
      <text:p text:style-name="P1">ans = <text:span text:style-name="T3">1 <text:s/>2</text:span> 2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</text:span><text:span text:style-name="T3">1 <text:s/>2</text:span> 2 <text:s/><text:span text:style-name="T2">1 <text:s/>1</text:span> <text:s/><text:span text:style-name="T3">1 <text:s/>2</text:span> 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</text:p>
      <text:p text:style-name="P1">ans = 7A_2B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<text:span text:style-name="T3">1 <text:s/>2</text:span> 2 <text:s/>2 <text:s/>2 <text:s/>2</text:p>
      <text:p text:style-name="P1">ans = 2 <text:s/>2 <text:s/>2 <text:s/>2 <text:s/>2 <text:s/>2 <text:s/><text:span text:style-name="T3">1 <text:s/>2</text:span> <text:span text:style-name="T3">1 <text:s/>2</text:span> 2 <text:s/>2 <text:s/>2 <text:s/>2 <text:s/><text:span text:style-name="T3">1 <text:s/>2</text:span> 2 <text:s/>2 <text:s/>2 <text:s/>2 <text:s/><text:span text:style-name="T3">1 <text:s/>2</text:span> 2 <text:s/><text:span text:style-name="T2">1 <text:s/>1</text:span> <text:s/><text:span text:style-name="T3">1 <text:s/>2</text:span> 2 <text:s/>2 <text:s/>2 <text:s/>2</text:p>
      <text:p text:style-name="P1">ans = 2 <text:s/>2 <text:s/>2 <text:s/>2 <text:s/><text:span text:style-name="T3">1 <text:s/>2</text:span> 2 <text:s/>2 <text:s/>2 <text:s/>2 <text:s/>2 <text:s/>2 <text:s/>2 <text:s/><text:span text:style-name="T3">1 <text:s/>2</text:span> 2 <text:s/>2 <text:s/>2 <text:s/>2 <text:s/>2 <text:s/>2 <text:s/><text:span text:style-name="T3">1 <text:s/>2</text:span> 2 <text:s/>2 <text:s/>2 <text:s/>2 <text:s/>2 <text:s/>2 <text:s/>2 <text:s/>2</text:p>
      <text:p text:style-name="P1">ans = <text:span text:style-name="T2">1 <text:s/></text:span><text:span text:style-name="T3">1 <text:s/>2</text:span> 2 <text:s/>2 <text:s/><text:span text:style-name="T3">1 <text:s/>2</text:span> 2 <text:s/>2 <text:s/>2 <text:s/>2 <text:s/>2 <text:s/>2 <text:s/>2 <text:s/>2 <text:s/>2 <text:s/>2 <text:s/>2 <text:s/><text:span text:style-name="T2">1 <text:s/></text:span><text:span text:style-name="T3">1 <text:s/>2</text:span> 2 <text:s/><text:span text:style-name="T3">1 <text:s/>2</text:span> <text:span text:style-name="T3">1 <text:s/>2</text:span> 2 <text:s/><text:span text:style-name="T3">1 <text:s/>2</text:span> 2 <text:s/>2</text:p>
      <text:p text:style-name="P1">ans = 2 <text:s/>2 <text:s/>2 <text:s/>2 <text:s/><text:span text:style-name="T3">1 <text:s/>2</text:span> 2 <text:s/>2 <text:s/>2 <text:s/>2 <text:s/><text:span text:style-name="T2">1 <text:s/></text:span><text:span text:style-name="T3">1 <text:s/>2</text:span> 2 <text:s/>2 <text:s/>2 <text:s/><text:span text:style-name="T3">1 <text:s/>2</text:span> 2 <text:s/><text:span text:style-name="T2">1 <text:s/></text:span><text:span text:style-name="T3">1 <text:s/>2</text:span> 2 <text:s/>2 <text:s/>2 <text:s/>2 <text:s/>2 <text:s/>2 <text:s/><text:span text:style-name="T3">1 <text:s/>2</text:span> 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<text:span text:style-name="T3">1 <text:s/>2</text:span> 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<text:span text:style-name="T3">1 <text:s/>2</text:span> <text:span text:style-name="T3">1 <text:s/>2</text:span> 2 <text:s/>2 <text:s/><text:span text:style-name="T3">1 <text:s/>2</text:span> 2 <text:s/>2 <text:s/>2 <text:s/>2 <text:s/>2 <text:s/>2 <text:s/>2 <text:s/>2 <text:s/>2 <text:s/>2</text:p>
      <text:p text:style-name="P1">ans = <text:span text:style-name="T2">1 <text:s/></text:span><text:span text:style-name="T3">1 <text:s/>2</text:span>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8A_2B</text:p>
      <text:p text:style-name="P1">ans = 2 <text:s/>2 <text:s/>2 <text:s/>2 <text:s/>2 <text:s/>2 <text:s/>2 <text:s/>2 <text:s/>2 <text:s/>2 <text:s/>2 <text:s/><text:span text:style-name="T2">1 <text:s/>1</text:span> <text:s/><text:span text:style-name="T3">1 <text:s/>2</text:span> 2 <text:s/>2 <text:s/><text:span text:style-name="T3">1 <text:s/>2</text:span> 2 <text:s/>2 <text:s/>2 <text:s/>2 <text:s/>2 <text:s/>2 <text:s/><text:span text:style-name="T3">1 <text:s/>2</text:span> 2 <text:s/><text:span text:style-name="T3">1 <text:s/>2</text:span> 2</text:p>
      <text:p text:style-name="P1">ans = 2 <text:s/>2 <text:s/>2 <text:s/><text:span text:style-name="T2">1 <text:s/></text:span><text:span text:style-name="T3">1 <text:s/>2</text:span> 2 <text:s/>2 <text:s/>2 <text:s/>2 <text:s/>2 <text:s/><text:span text:style-name="T3">1 <text:s/>2</text:span> <text:span text:style-name="T2">1 <text:s/>1</text:span> <text:s/><text:span text:style-name="T3">1 <text:s/>2</text:span> 2 <text:s/>2 <text:s/>2 <text:s/>2 <text:s/>2 <text:s/>2 <text:s/><text:span text:style-name="T3">1 <text:s/>2</text:span> 2 <text:s/><text:span text:style-name="T3">1 <text:s/>2</text:span> 2 <text:s/><text:span text:style-name="T2">1 <text:s/>1</text:span></text:p>
      <text:p text:style-name="P1">ans = 2 <text:s/><text:span text:style-name="T3">1 <text:s/>2</text:span> 2 <text:s/>2 <text:s/>2 <text:s/>2 <text:s/>2 <text:s/>2 <text:s/><text:span text:style-name="T3">1 <text:s/>2</text:span> 2 <text:s/>2 <text:s/>2 <text:s/>2 <text:s/>2 <text:s/><text:span text:style-name="T3">1 <text:s/>2</text:span> 2 <text:s/><text:span text:style-name="T3">1 <text:s/>2</text:span> 2 <text:s/>2 <text:s/>2 <text:s/>2 <text:s/><text:span text:style-name="T2">1 <text:s/>1</text:span> <text:s/><text:span text:style-name="T3">1 <text:s/>2</text:span> <text:span text:style-name="T2">1 <text:s/>1</text:span></text:p>
      <text:p text:style-name="P1">ans = 2 <text:s/>2 <text:s/>2 <text:s/>2 <text:s/>2 <text:s/>2 <text:s/><text:span text:style-name="T3">1 <text:s/>2</text:span> <text:span text:style-name="T3">1 <text:s/>2</text:span> 2 <text:s/><text:span text:style-name="T2">1 <text:s/></text:span><text:span text:style-name="T3">1 <text:s/>2</text:span> 2 <text:s/>2 <text:s/>2 <text:s/>2 <text:s/>2 <text:s/>2 <text:s/>2 <text:s/>2 <text:s/>2 <text:s/>2 <text:s/>2 <text:s/>2 <text:s/>2 <text:s/>2 <text:s/>2 <text:s/><text:span text:style-name="T2">1 <text:s/>1</text:span></text:p>
      <text:p text:style-name="P1">ans = 2 <text:s/>2 <text:s/><text:span text:style-name="T2">1 <text:s/>1</text:span> <text:s/><text:span text:style-name="T2">1 <text:s/></text:span><text:span text:style-name="T3">1 <text:s/>2</text:span> 2 <text:s/><text:span text:style-name="T3">1 <text:s/>2</text:span> 2 <text:s/>2 <text:s/>2 <text:s/>2 <text:s/><text:span text:style-name="T2">1 <text:s/>1</text:span> <text:s/><text:span text:style-name="T2">1 <text:s/></text:span><text:span text:style-name="T3">1 <text:s/>2</text:span> 2 <text:s/>2 <text:s/><text:span text:style-name="T3">1 <text:s/>2</text:span> 2 <text:s/>2 <text:s/>2 <text:s/>2 <text:s/>2 <text:s/><text:span text:style-name="T2">1 <text:s/>1</text:span> <text:s/>1</text:p>
      <text:p text:style-name="P1">ans = 2 <text:s/>2 <text:s/>2 <text:s/>2 <text:s/><text:span text:style-name="T3">1 <text:s/>2</text:span> 2 <text:s/>2 <text:s/><text:span text:style-name="T2">1 <text:s/></text:span><text:span text:style-name="T3">1 <text:s/>2</text:span> 2 <text:s/>2 <text:s/>2 <text:s/>2 <text:s/>2 <text:s/>2 <text:s/>2 <text:s/>2 <text:s/>2 <text:s/><text:span text:style-name="T2">1 <text:s/></text:span><text:span text:style-name="T3">1 <text:s/>2</text:span> 2 <text:s/><text:span text:style-name="T3">1 <text:s/>2</text:span> 2 <text:s/>2 <text:s/><text:span text:style-name="T2">1 <text:s/>1</text:span> <text:s/>1</text:p>
      <text:p text:style-name="P1">ans = 2 <text:s/>2 <text:s/>2 <text:s/>2 <text:s/>2 <text:s/>2 <text:s/><text:span text:style-name="T3">1 <text:s/>2</text:span> 2 <text:s/>2 <text:s/><text:span text:style-name="T2">1 <text:s/></text:span><text:span text:style-name="T3">1 <text:s/>2</text:span> 2 <text:s/>2 <text:s/>2 <text:s/><text:span text:style-name="T3">1 <text:s/>2</text:span> 2 <text:s/>2 <text:s/>2 <text:s/>2 <text:s/>2 <text:s/>2 <text:s/>2 <text:s/>2 <text:s/>2 <text:s/>2 <text:s/>2 <text:s/>2 <text:s/>2</text:p>
      <text:p text:style-name="P1">ans = 2 <text:s/>2 <text:s/>2 <text:s/><text:span text:style-name="T3">1 <text:s/>2</text:span> <text:span text:style-name="T3">1 <text:s/>2</text:span> 2 <text:s/>0 <text:s/>2 <text:s/>2 <text:s/><text:span text:style-name="T3">1 <text:s/>2</text:span> 2 <text:s/>2 <text:s/><text:span text:style-name="T2">1 <text:s/></text:span><text:span text:style-name="T3">1 <text:s/>2</text:span> 2 <text:s/>2 <text:s/>2 <text:s/><text:span text:style-name="T3">1 <text:s/>2</text:span> <text:span text:style-name="T3">1 <text:s/>2</text:span> 2 <text:s/><text:span text:style-name="T2">1 <text:s/></text:span><text:span text:style-name="T3">1 <text:s/>2</text:span> 2 <text:s/>2</text:p>
      <text:p text:style-name="P1">ans = 2 <text:s/>2 <text:s/>2 <text:s/>2 <text:s/>2 <text:s/>2 <text:s/>2 <text:s/>2 <text:s/>2 <text:s/><text:span text:style-name="T3">1 <text:s/>2</text:span> 2 <text:s/>2 <text:s/>2 <text:s/>2 <text:s/>2 <text:s/>2 <text:s/>2 <text:s/>2 <text:s/><text:span text:style-name="T3">1 <text:s/>2</text:span> 2 <text:s/>2 <text:s/><text:span text:style-name="T2">1 <text:s/></text:span><text:span text:style-name="T3">1 <text:s/>2</text:span> 2 <text:s/><text:span text:style-name="T3">1 <text:s/>2</text:span> 2 <text:s/>2</text:p>
      <text:p text:style-name="P1">ans = 2 <text:s/>2 <text:s/>2 <text:s/>2 <text:s/><text:span text:style-name="T3">1 <text:s/>2</text:span> 2 <text:s/>2 <text:s/><text:span text:style-name="T2">1 <text:s/></text:span><text:span text:style-name="T3">1 <text:s/>2</text:span> 2 <text:s/>2 <text:s/><text:span text:style-name="T3">1 <text:s/>2</text:span> 2 <text:s/>2 <text:s/>2 <text:s/>2 <text:s/>2 <text:s/>2 <text:s/><text:span text:style-name="T3">1 <text:s/>2</text:span> <text:span text:style-name="T3">1 <text:s/>2</text:span> 2 <text:s/><text:span text:style-name="T2">1 <text:s/></text:span><text:span text:style-name="T3">1 <text:s/>2</text:span> 2 <text:s/>2</text:p>
      <text:p text:style-name="P1">ans = 9A_506</text:p>
      <text:p text:style-name="P1">ans = 0 <text:s/>2 <text:s/>2 <text:s/>2 <text:s/>2 <text:s/><text:span text:style-name="T2">1 <text:s/>1</text:span> <text:s/><text:span text:style-name="T3">1 <text:s/>2</text:span> 2 <text:s/>2 <text:s/>2 <text:s/>2 <text:s/>2 <text:s/>2 <text:s/><text:span text:style-name="T2">1 <text:s/></text:span><text:span text:style-name="T3">1 <text:s/>2</text:span> 2 <text:s/>2 <text:s/><text:span text:style-name="T2">1 <text:s/></text:span><text:span text:style-name="T3">1 <text:s/>2</text:span> 2 <text:s/>2 <text:s/><text:span text:style-name="T3">1 <text:s/>2</text:span> 2 <text:s/>2 <text:s/>2 <text:s/>2</text:p>
      <text:p text:style-name="P1">ans = 2 <text:s/>2 <text:s/><text:span text:style-name="T3">1 <text:s/>2</text:span> 2 <text:s/><text:span text:style-name="T3">1 <text:s/>2</text:span> 2 <text:s/><text:span text:style-name="T2">1 <text:s/></text:span><text:span text:style-name="T3">1 <text:s/>2</text:span> 2 <text:s/>2 <text:s/>2 <text:s/><text:span text:style-name="T3">1 <text:s/>2</text:span> 2 <text:s/><text:span text:style-name="T3">1 <text:s/>2</text:span> 2 <text:s/>2 <text:s/>2 <text:s/>2 <text:s/>2 <text:s/>2 <text:s/>2 <text:s/>2 <text:s/>2 <text:s/>2 <text:s/>2 <text:s/>2</text:p>
      <text:p text:style-name="P1">ans = 2 <text:s/><text:span text:style-name="T3">1 <text:s/>2</text:span> 2 <text:s/>2 <text:s/>2 <text:s/>2 <text:s/>2 <text:s/>2 <text:s/>2 <text:s/>2 <text:s/>2 <text:s/>2 <text:s/>2 <text:s/>2 <text:s/><text:span text:style-name="T2">1 <text:s/></text:span><text:span text:style-name="T3">1 <text:s/>2</text:span> 2 <text:s/>2 <text:s/>2 <text:s/><text:span text:style-name="T2">1 <text:s/>1</text:span> <text:s/><text:span text:style-name="T3">1 <text:s/>2</text:span> 2 <text:s/>0 <text:s/><text:span text:style-name="T3">1 <text:s/>2</text:span> 2 <text:s/>2</text:p>
      <text:p text:style-name="P1">ans = 2 <text:s/>2 <text:s/><text:span text:style-name="T3">1 <text:s/>2</text:span> 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</text:p>
      <text:p text:style-name="P1">ans = 2 <text:s/>2 <text:s/>2 <text:s/><text:span text:style-name="T3">1 <text:s/>2</text:span> 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</text:p>
      <text:p text:style-name="P1">ans = 2 <text:s/><text:span text:style-name="T3">1 <text:s/>2</text:span> 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2 <text:s/><text:span text:style-name="T3">1 <text:s/>2</text:span> 2 <text:s/>2</text:p>
      <text:p text:style-name="P1">ans = 2 <text:s/><text:span text:style-name="T3">1 <text:s/>2</text:span> 2 <text:s/>2 <text:s/>2 <text:s/><text:span text:style-name="T3">1 <text:s/>2</text:span> 2 <text:s/>2 <text:s/>2 <text:s/>2 <text:s/>2 <text:s/>2 <text:s/>2 <text:s/>2 <text:s/>2 <text:s/>2 <text:s/>2 <text:s/>2 <text:s/>2 <text:s/>2 <text:s/>2 <text:s/>2 <text:s/>2 <text:s/><text:span text:style-name="T3">1 <text:s/>2</text:span> 2 <text:s/>2 <text:s/>2 <text:s/>2</text:p>
      <text:p text:style-name="P1">ans = 2 <text:s/>2 <text:s/>2 <text:s/>2 <text:s/>2 <text:s/>2 <text:s/>2 <text:s/><text:span text:style-name="T2">1 <text:s/></text:span><text:span text:style-name="T3">1 <text:s/>2</text:span> 2 <text:s/>2 <text:s/><text:span text:style-name="T3">1 <text:s/>2</text:span> 2 <text:s/>2 <text:s/>2 <text:s/><text:span text:style-name="T3">1 <text:s/>2</text:span> 2 <text:s/>2 <text:s/>2 <text:s/><text:span text:style-name="T3">1 <text:s/>2</text:span> 2 <text:s/>2 <text:s/>2 <text:s/>2 <text:s/>2 <text:s/>2 <text:s/>2</text:p>
      <text:p text:style-name="P1">ans = 2 <text:s/>2 <text:s/>2 <text:s/>2 <text:s/>2 <text:s/><text:span text:style-name="T3">1 <text:s/>2</text:span> 2 <text:s/><text:span text:style-name="T3">1 <text:s/>2</text:span> 2 <text:s/>2 <text:s/>2 <text:s/>2 <text:s/><text:span text:style-name="T3">1 <text:s/>2</text:span> 2 <text:s/>2 <text:s/>2 <text:s/><text:span text:style-name="T3">1 <text:s/>2</text:span> 2 <text:s/>2 <text:s/>2 <text:s/>2 <text:s/>2 <text:s/>2 <text:s/><text:span text:style-name="T3">1 <text:s/>2</text:span> 2 <text:s/>2</text:p>
      <text:p text:style-name="P1">ans = 10A_506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0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3B_11A</text:p>
      <text:p text:style-name="P1">ans = 2 <text:s/>2 <text:s/>2 <text:s/>2 <text:s/><text:span text:style-name="T2">1 <text:s/></text:span><text:span text:style-name="T3">1 <text:s/>2</text:span> 2 <text:s/><text:span text:style-name="T3">1 <text:s/>2</text:span> <text:span text:style-name="T3">1 <text:s/>2</text:span> 2 <text:s/>2 <text:s/>2 <text:s/>2 <text:s/>2 <text:s/>2 <text:s/>2 <text:s/><text:span text:style-name="T3">1 <text:s/>2</text:span> 2 <text:s/>2 <text:s/>2 <text:s/>2 <text:s/>2 <text:s/>2 <text:s/>2 <text:s/>2 <text:s/>2 <text:s/>2</text:p>
      <text:p text:style-name="P1">ans = <text:span text:style-name="T3">1 <text:s/>2</text:span> 2 <text:s/>2 <text:s/>2 <text:s/>2 <text:s/><text:span text:style-name="T2">1 <text:s/>1</text:span> <text:s/><text:span text:style-name="T3">1 <text:s/>2</text:span> 2 <text:s/><text:span text:style-name="T3">1 <text:s/>2</text:span> 2 <text:s/>2 <text:s/>2 <text:s/>2 <text:s/><text:span text:style-name="T2">1 <text:s/></text:span><text:span text:style-name="T3">1 <text:s/>2</text:span> <text:span text:style-name="T3">1 <text:s/>2</text:span> 2 <text:s/>2 <text:s/>2 <text:s/><text:span text:style-name="T3">1 <text:s/>2</text:span> 2 <text:s/>2 <text:s/>2 <text:s/>2</text:p>
      <text:p text:style-name="P1">ans = 2 <text:s/><text:span text:style-name="T2">1 <text:s/></text:span><text:span text:style-name="T3">1 <text:s/>2</text:span> 2 <text:s/>2 <text:s/>2 <text:s/>2 <text:s/>2 <text:s/><text:span text:style-name="T3">1 <text:s/>2</text:span> 2 <text:s/>2 <text:s/>2 <text:s/><text:span text:style-name="T2">1 <text:s/></text:span><text:span text:style-name="T3">1 <text:s/>2</text:span> 2 <text:s/>2 <text:s/>2 <text:s/><text:span text:style-name="T3">1 <text:s/>2</text:span> 2 <text:s/>2 <text:s/>2 <text:s/><text:span text:style-name="T3">1 <text:s/>2</text:span> <text:span text:style-name="T2">1 <text:s/></text:span><text:span text:style-name="T3">1 <text:s/>2</text:span> 2</text:p>
      <text:p text:style-name="P1">ans = 2 <text:s/>2 <text:s/>2 <text:s/>2 <text:s/><text:span text:style-name="T3">1 <text:s/>2</text:span> 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 <text:s/>2</text:p>
      <text:p text:style-name="P1">ans = 2 <text:s/><text:span text:style-name="T2">1 <text:s/>1</text:span> <text:s/><text:span text:style-name="T3">1 <text:s/>2</text:span> <text:span text:style-name="T3">1 <text:s/>2</text:span> <text:span text:style-name="T2">1 <text:s/></text:span><text:span text:style-name="T3">1 <text:s/>2</text:span> 2 <text:s/>2 <text:s/>2 <text:s/>2 <text:s/>2 <text:s/><text:span text:style-name="T3">1 <text:s/>2</text:span> <text:span text:style-name="T3">1 <text:s/>2</text:span> 2 <text:s/>2 <text:s/><text:span text:style-name="T3">1 <text:s/>2</text:span> 2 <text:s/><text:span text:style-name="T3">1 <text:s/>2</text:span> <text:span text:style-name="T3">1 <text:s/>2</text:span> 2 <text:s/><text:span text:style-name="T2">1 <text:s/>1</text:span></text:p>
      <text:p text:style-name="P1">ans = <text:span text:style-name="T3">1 <text:s/>2</text:span> 2 <text:s/><text:span text:style-name="T3">1 <text:s/>2</text:span> <text:span text:style-name="T3">1 <text:s/>2</text:span> 2 <text:s/>2 <text:s/>2 <text:s/>2 <text:s/><text:span text:style-name="T2">1 <text:s/></text:span><text:span text:style-name="T3">1 <text:s/>2</text:span> 2 <text:s/>2 <text:s/><text:span text:style-name="T2">1 <text:s/></text:span><text:span text:style-name="T3">1 <text:s/>2</text:span> <text:span text:style-name="T3">1 <text:s/>2</text:span> 2 <text:s/>2 <text:s/><text:span text:style-name="T3">1 <text:s/>2</text:span> 2 <text:s/><text:span text:style-name="T3">1 <text:s/>2</text:span> 2 <text:s/><text:span text:style-name="T2">1 <text:s/>1</text:span></text:p>
      <text:p text:style-name="P1">ans = 2 <text:s/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2 <text:s/><text:span text:style-name="T3">1 <text:s/>2</text:span> <text:span text:style-name="T3">1 <text:s/>2</text:span> 2 <text:s/><text:span text:style-name="T3">1 <text:s/>2</text:span> 2 <text:s/><text:span text:style-name="T3">1 <text:s/>2</text:span> 2 <text:s/>2 <text:s/>2 <text:s/><text:span text:style-name="T2">1 <text:s/></text:span><text:span text:style-name="T3">1 <text:s/>2</text:span> 2 <text:s/><text:span text:style-name="T2">1 <text:s/>1</text:span></text:p>
      <text:p text:style-name="P1">ans = 2 <text:s/>2 <text:s/>2 <text:s/>2 <text:s/><text:span text:style-name="T3">1 <text:s/>2</text:span> 2 <text:s/>2 <text:s/>2 <text:s/>2 <text:s/><text:span text:style-name="T3">1 <text:s/>2</text:span> 0 <text:s/>2 <text:s/>2 <text:s/>2 <text:s/>2 <text:s/><text:span text:style-name="T3">1 <text:s/>2</text:span> <text:span text:style-name="T3">1 <text:s/>2</text:span> 2 <text:s/>2 <text:s/>2 <text:s/>2 <text:s/>2 <text:s/>2 <text:s/><text:span text:style-name="T3">1 <text:s/>2</text:span> 2 <text:s/>2</text:p>
      <text:p text:style-name="P1">ans = 2 <text:s/><text:span text:style-name="T3">1 <text:s/>2</text:span> 2 <text:s/>2 <text:s/><text:span text:style-name="T2">1 <text:s/></text:span><text:span text:style-name="T3">1 <text:s/>2</text:span> <text:span text:style-name="T3">1 <text:s/>2</text:span> 2 <text:s/>2 <text:s/>2 <text:s/>2 <text:s/>2 <text:s/>2 <text:s/>2 <text:s/>2 <text:s/><text:span text:style-name="T3">1 <text:s/>2</text:span> <text:span text:style-name="T3">1 <text:s/>2</text:span> <text:span text:style-name="T3">1 <text:s/>2</text:span> 2 <text:s/>2 <text:s/><text:span text:style-name="T2">1 <text:s/></text:span><text:span text:style-name="T3">1 <text:s/>2</text:span> 2 <text:s/>2</text:p>
      <text:p text:style-name="P1">ans = 2 <text:s/>2 <text:s/><text:span text:style-name="T3">1 <text:s/>2</text:span> 2 <text:s/>2 <text:s/>2 <text:s/>2 <text:s/>2 <text:s/>2 <text:s/><text:span text:style-name="T3">1 <text:s/>2</text:span> 2 <text:s/><text:span text:style-name="T3">1 <text:s/>2</text:span> 2 <text:s/><text:span text:style-name="T3">1 <text:s/>2</text:span> <text:span text:style-name="T3">1 <text:s/>2</text:span> <text:span text:style-name="T2">1 <text:s/>1</text:span> <text:s/><text:span text:style-name="T3">1 <text:s/>2</text:span> 2 <text:s/><text:span text:style-name="T2">1 <text:s/></text:span><text:span text:style-name="T3">1 <text:s/>2</text:span> 2 <text:s/><text:span text:style-name="T2">1 <text:s/>1</text:span></text:p>
      <text:p text:style-name="P1">ans = 4B_11A</text:p>
      <text:p text:style-name="P1">ans = 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 <text:s/>2 <text:s/>2 <text:s/>2 <text:s/>2</text:p>
      <text:p text:style-name="P1">ans = <text:span text:style-name="T3">1 <text:s/>2</text:span> 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<text:span text:style-name="T3">1 <text:s/>2</text:span> 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2</text:p>
      <text:p text:style-name="P1">ans = 2 <text:s/>2 <text:s/>2 <text:s/>2 <text:s/>2 <text:s/>2 <text:s/>2 <text:s/><text:span text:style-name="T3">1 <text:s/>2</text:span> 2 <text:s/>2 <text:s/>2 <text:s/>2 <text:s/>2 <text:s/>2 <text:s/>2 <text:s/>2 <text:s/>2 <text:s/>2 <text:s/>2 <text:s/><text:span text:style-name="T3">1 <text:s/>2</text:span> 2 <text:s/>2 <text:s/>2 <text:s/>2 <text:s/>2 <text:s/>2 <text:s/>2 <text:s/>2 <text:s/>2</text:p>
      <text:p text:style-name="P1"><text:soft-page-break/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2 <text:s/>2</text:p>
      <text:p text:style-name="P1">ans = 2 <text:s/>2 <text:s/>2 <text:s/>2 <text:s/>2 <text:s/><text:span text:style-name="T3">1 <text:s/>2</text:span> 2 <text:s/>2 <text:s/>2 <text:s/>2 <text:s/>2 <text:s/>2 <text:s/>2 <text:s/>2 <text:s/>2 <text:s/>2 <text:s/>2 <text:s/>2 <text:s/>2 <text:s/>2 <text:s/><text:span text:style-name="T2">1 <text:s/></text:span><text:span text:style-name="T3">1 <text:s/>2</text:span> 2 <text:s/>2 <text:s/>0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/>
      <text:p text:style-name="P1"/>
      <text:p text:style-name="P2">%%%%%%%%%%%%%%%%%%%%% <text:s text:c="2"/>T=3 <text:s text:c="4"/>%%%%%%%%%%%%%%%%%%%%%%%%%%%%%%%%%</text:p>
      <text:p text:style-name="P1">ans = 1S_1B</text:p>
      <text:p text:style-name="P1">ans = 2 <text:s/>2 <text:s/><text:span text:style-name="T3">1 <text:s/>2</text:span> 2 <text:s/>2 <text:s/>2 <text:s/>2 <text:s/>2 <text:s/>2 <text:s/>2 <text:s/>2 <text:s/>2 <text:s/>0 <text:s/>2 <text:s/>2 <text:s/>2 <text:s/>2 <text:s/>2 <text:s/>2 <text:s/>2 <text:s/>2 <text:s/>2 <text:s/>2 <text:s/>2 <text:s/><text:span text:style-name="T3">1 <text:s/>2</text:span> 2 <text:s/>2 <text:s/>2 <text:s/>2</text:p>
      <text:p text:style-name="P1">ans = 2 <text:s/>2 <text:s/>2 <text:s/>2 <text:s/>2 <text:s/>2 <text:s/>2 <text:s/>2 <text:s/>2 <text:s/>2 <text:s/>2 <text:s/>2 <text:s/>2 <text:s/>2 <text:s/>0 <text:s/>2 <text:s/>2 <text:s/>2 <text:s/>2 <text:s/>2 <text:s/>2 <text:s/>2 <text:s/>2 <text:s/>2 <text:s/><text:span text:style-name="T3">1 <text:s/>2</text:span> <text:span text:style-name="T3">1 <text:s/>2</text:span> <text:span text:style-name="T3">1 <text:s/>2</text:span> 2</text:p>
      <text:p text:style-name="P1">ans = 2 <text:s/>2 <text:s/>2 <text:s/>2 <text:s/>2 <text:s/><text:span text:style-name="T2">1 <text:s/></text:span><text:span text:style-name="T3">1 <text:s/>2</text:span> 2 <text:s/>2 <text:s/>2 <text:s/>2 <text:s/>2 <text:s/>2 <text:s/>2 <text:s/>2 <text:s/>2 <text:s/>2 <text:s/>2 <text:s/>2 <text:s/>2 <text:s/>2 <text:s/><text:span text:style-name="T2">1 <text:s/></text:span><text:span text:style-name="T3">1 <text:s/>2</text:span> 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0 <text:s/>2 <text:s/>2 <text:s/>2 <text:s/>2</text:p>
      <text:p text:style-name="P1">ans = 2 <text:s/>2 <text:s/>2 <text:s/>2 <text:s/>2 <text:s/>2 <text:s/><text:span text:style-name="T3">1 <text:s/>2</text:span> 2 <text:s/>2 <text:s/>2 <text:s/>2 <text:s/>2 <text:s/>2 <text:s/><text:span text:style-name="T3">1 <text:s/>2</text:span> 2 <text:s/>2 <text:s/><text:span text:style-name="T3">1 <text:s/>2</text:span> 2 <text:s/>2 <text:s/>2 <text:s/><text:span text:style-name="T2">1 <text:s/></text:span><text:span text:style-name="T3">1 <text:s/>2</text:span> 2 <text:s/>2 <text:s/>2 <text:s/>2 <text:s/>2</text:p>
      <text:p text:style-name="P1">ans = 1M_504</text:p>
      <text:p text:style-name="P1">ans = 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<text:span text:style-name="T2">1 <text:s/></text:span><text:span text:style-name="T3">1 <text:s/>2</text:span> 2 <text:s/>2 <text:s/><text:span text:style-name="T2">1 <text:s/>1</text:span></text:p>
      <text:p text:style-name="P1">ans = 2 <text:s/>2 <text:s/>2 <text:s/>2 <text:s/>2 <text:s/><text:span text:style-name="T3">1 <text:s/>2</text:span> 2 <text:s/><text:span text:style-name="T3">1 <text:s/>2</text:span> 2 <text:s/><text:span text:style-name="T3">1 <text:s/>2</text:span> 2 <text:s/>2 <text:s/>2 <text:s/>2 <text:s/>2 <text:s/><text:span text:style-name="T2">1 <text:s/></text:span><text:span text:style-name="T3">1 <text:s/>2</text:span> 2 <text:s/>2 <text:s/>2 <text:s/>2 <text:s/><text:span text:style-name="T3">1 <text:s/>2</text:span> 2 <text:s/>2 <text:s/>2 <text:s/>2</text:p>
      <text:p text:style-name="P1">ans = 2 <text:s/>2 <text:s/>2 <text:s/>2 <text:s/>2 <text:s/>2 <text:s/>2 <text:s/><text:span text:style-name="T3">1 <text:s/>2</text:span> 2 <text:s/>2 <text:s/>2 <text:s/>2 <text:s/><text:span text:style-name="T3">1 <text:s/>2</text:span> 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<text:span text:style-name="T2">1 <text:s/></text:span><text:span text:style-name="T3">1 <text:s/>2</text:span> 2 <text:s/>2 <text:s/>2 <text:s/>2 <text:s/><text:span text:style-name="T2">1 <text:s/></text:span><text:span text:style-name="T3">1 <text:s/>2</text:span> 2 <text:s/><text:span text:style-name="T3">1 <text:s/>2</text:span> 2 <text:s/>2 <text:s/>2 <text:s/>2 <text:s/>2</text:p>
      <text:p text:style-name="P1">ans = 2 <text:s/>2 <text:s/>2 <text:s/>2 <text:s/>2 <text:s/>2 <text:s/>2 <text:s/>2 <text:s/>2 <text:s/><text:span text:style-name="T2">1 <text:s/></text:span><text:span text:style-name="T3">1 <text:s/>2</text:span> 2 <text:s/>2 <text:s/>2 <text:s/><text:span text:style-name="T3">1 <text:s/>2</text:span> 2 <text:s/>2 <text:s/>2 <text:s/><text:span text:style-name="T3">1 <text:s/>2</text:span> 2 <text:s/>2 <text:s/>2 <text:s/>2 <text:s/>2 <text:s/>2 <text:s/>2 <text:s/>2 <text:s/>2</text:p>
      <text:p text:style-name="P1">ans = 2M_504</text:p>
      <text:p text:style-name="P1">ans = 2 <text:s/>2 <text:s/>2 <text:s/>2 <text:s/>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<text:span text:style-name="T3">1 <text:s/>2</text:span> 2 <text:s/>2 <text:s/>2 <text:s/>2 <text:s/>2 <text:s/><text:span text:style-name="T3">1 <text:s/>2</text:span> 2 <text:s/><text:span text:style-name="T2">1 <text:s/>1</text:span> <text:s/><text:span text:style-name="T3">1 <text:s/>2</text:span> 2 <text:s/>2 <text:s/>2 <text:s/>2 <text:s/>2 <text:s/>2</text:p>
      <text:p text:style-name="P1">ans = 2 <text:s/>2 <text:s/>2 <text:s/><text:span text:style-name="T3">1 <text:s/>2</text:span> 2 <text:s/>2 <text:s/><text:span text:style-name="T3">1 <text:s/>2</text:span> 2 <text:s/>2 <text:s/>2 <text:s/>2 <text:s/><text:span text:style-name="T3">1 <text:s/>2</text:span> 2 <text:s/>2 <text:s/>2 <text:s/>2 <text:s/><text:span text:style-name="T2">1 <text:s/>1</text:span> <text:s/><text:span text:style-name="T3">1 <text:s/>2</text:span> 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<text:span text:style-name="T2">1 <text:s/></text:span><text:span text:style-name="T3">1 <text:s/>2</text:span> 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%%%%%%%%%%%%%%%%%%%%% <text:s text:c="2"/>T=4 <text:s text:c="4"/>%%%%%%%%%%%%%%%%%%%%%%%%%%%%%%%%%</text:p>
      <text:p text:style-name="P1">ans = 1S_1B</text:p>
      <text:p text:style-name="P1">ans = 2 <text:s/>2 <text:s/>2 <text:s/>2 <text:s/>2 <text:s/>2 <text:s/>2 <text:s/>2 <text:s/><text:span text:style-name="T2">1 <text:s/></text:span><text:span text:style-name="T3">1 <text:s/>2</text:span> 2 <text:s/>2 <text:s/>2 <text:s/>2 <text:s/><text:span text:style-name="T3">1 <text:s/>2</text:span> 2 <text:s/>2 <text:s/>2 <text:s/>2 <text:s/>2 <text:s/>2 <text:s/><text:span text:style-name="T3">1 <text:s/>2</text:span> <text:span text:style-name="T3">1 <text:s/>2</text:span> 2 <text:s/>2 <text:s/><text:span text:style-name="T2">1 <text:s/>1</text:span></text:p>
      <text:p text:style-name="P1">ans = 2 <text:s/>2 <text:s/>2 <text:s/>2 <text:s/>2 <text:s/>2 <text:s/>2 <text:s/>2 <text:s/>2 <text:s/>2 <text:s/><text:span text:style-name="T3">1 <text:s/>2</text:span> 2 <text:s/>2 <text:s/>2 <text:s/>2 <text:s/>2 <text:s/>2 <text:s/>2 <text:s/>2 <text:s/><text:span text:style-name="T3">1 <text:s/>2</text:span> 2 <text:s/><text:span text:style-name="T3">1 <text:s/>2</text:span> 0 <text:s/><text:span text:style-name="T2">1 <text:s/>1</text:span> <text:s/><text:span text:style-name="T2">1 <text:s/>1</text:span> <text:s/>1</text:p>
      <text:p text:style-name="P1">ans = 2 <text:s/>2 <text:s/>2 <text:s/><text:span text:style-name="T3">1 <text:s/>2</text:span> 2 <text:s/>2 <text:s/>2 <text:s/><text:span text:style-name="T3">1 <text:s/>2</text:span> 2 <text:s/>2 <text:s/>2 <text:s/><text:span text:style-name="T3">1 <text:s/>2</text:span> 2 <text:s/>2 <text:s/><text:span text:style-name="T3">1 <text:s/>2</text:span> 2 <text:s/>2 <text:s/>2 <text:s/>2 <text:s/>2 <text:s/>2 <text:s/><text:span text:style-name="T3">1 <text:s/>2</text:span> 2 <text:s/>2 <text:s/><text:span text:style-name="T2">1 <text:s/>1</text:span></text:p>
      <text:p text:style-name="P1">ans = <text:span text:style-name="T3">1 <text:s/>2</text:span> 2 <text:s/>1 <text:s/>0 <text:s/>2 <text:s/>2 <text:s/>2 <text:s/>2 <text:s/>2 <text:s/>2 <text:s/>2 <text:s/>2 <text:s/>2 <text:s/>2 <text:s/>2 <text:s/>2 <text:s/>2 <text:s/>2 <text:s/>2 <text:s/>2 <text:s/>2 <text:s/>2 <text:s/>2 <text:s/>2 <text:s/><text:span text:style-name="T2">1 <text:s/></text:span><text:span text:style-name="T3">1 <text:s/>2</text:span> <text:span text:style-name="T2">1 <text:s/>1</text:span> <text:s/>1</text:p>
      <text:p text:style-name="P1">ans = <text:span text:style-name="T2">1 <text:s/></text:span><text:span text:style-name="T3">1 <text:s/>2</text:span> 2 <text:s/>2 <text:s/>2 <text:s/>2 <text:s/><text:span text:style-name="T3">1 <text:s/>2</text:span> <text:span text:style-name="T2">1 <text:s/>1</text:span> <text:s/><text:span text:style-name="T2">1 <text:s/>1</text:span> <text:s/><text:span text:style-name="T3">1 <text:s/>2</text:span> 2 <text:s/>2 <text:s/>2 <text:s/><text:span text:style-name="T2">1 <text:s/></text:span><text:span text:style-name="T3">1 <text:s/>2</text:span> 2 <text:s/>2 <text:s/><text:span text:style-name="T2">1 <text:s/></text:span><text:span text:style-name="T3">1 <text:s/>2</text:span> 2 <text:s/>2 <text:s/><text:span text:style-name="T3">1 <text:s/>2</text:span> 2</text:p>
      <text:p text:style-name="P1">ans = 1M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<text:span text:style-name="T3">1 <text:s/>2</text:span> 2 <text:s/>2 <text:s/><text:span text:style-name="T3">1 <text:s/>2</text:span> 2 <text:s/><text:span text:style-name="T3">1 <text:s/>2</text:span> <text:span text:style-name="T2">1 <text:s/></text:span><text:span text:style-name="T3">1 <text:s/>2</text:span> 2 <text:s/>2 <text:s/>2</text:p>
      <text:p text:style-name="P1">ans = 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</text:p>
      <text:p text:style-name="P1">ans = 2M_504</text:p>
      <text:p text:style-name="P1">ans = 2 <text:s/>2 <text:s/>2 <text:s/>2 <text:s/>2 <text:s/>2 <text:s/><text:span text:style-name="T3">1 <text:s/>2</text:span> 2 <text:s/>2 <text:s/>2 <text:s/>2 <text:s/>2 <text:s/>2 <text:s/>2 <text:s/>2 <text:s/><text:span text:style-name="T3">1 <text:s/>2</text:span> 2 <text:s/>2 <text:s/>2 <text:s/>2 <text:s/>2 <text:s/>2 <text:s/><text:span text:style-name="T3">1 <text:s/>2</text:span> 2 <text:s/><text:span text:style-name="T3">1 <text:s/>2</text:span> 2 <text:s/>2</text:p>
      <text:p text:style-name="P1">ans = <text:span text:style-name="T2">1 <text:s/>1</text:span> <text:s/><text:span text:style-name="T2">1 <text:s/>1</text:span> <text:s/><text:span text:style-name="T3">1 <text:s/>2</text:span> 2 <text:s/>2 <text:s/>2 <text:s/><text:span text:style-name="T2">1 <text:s/></text:span><text:span text:style-name="T3">1 <text:s/>2</text:span> 2 <text:s/>2 <text:s/><text:span text:style-name="T2">1 <text:s/></text:span><text:span text:style-name="T3">1 <text:s/>2</text:span> 2 <text:s/><text:span text:style-name="T2">1 <text:s/>1</text:span> <text:s/>0 <text:s/><text:span text:style-name="T3">1 <text:s/>2</text:span> 2 <text:s/>2 <text:s/>2 <text:s/>2 <text:s/>2 <text:s/><text:span text:style-name="T3">1 <text:s/>2</text:span> 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<text:span text:style-name="T3">1 <text:s/>2</text:span> 0 <text:s/>2 <text:s/>2</text:p>
      <text:p text:style-name="P1">ans = 2 <text:s/>2 <text:s/>2 <text:s/>2 <text:s/>2 <text:s/>2 <text:s/>2 <text:s/>2 <text:s/>2 <text:s/>2 <text:s/>2 <text:s/>2 <text:s/><text:span text:style-name="T2">1 <text:s/></text:span><text:span text:style-name="T3">1 <text:s/>2</text:span> 2 <text:s/>2 <text:s/>2 <text:s/>2 <text:s/>2 <text:s/>2 <text:s/>2 <text:s/><text:span text:style-name="T3">1 <text:s/>2</text:span> 2 <text:s/>2 <text:s/>2 <text:s/>2 <text:s/>2 <text:s/>2 <text:s/>2</text:p>
      <text:p text:style-name="P1">ans = 2 <text:s/>2 <text:s/>2 <text:s/><text:span text:style-name="T2">1 <text:s/></text:span><text:span text:style-name="T3">1 <text:s/>2</text:span> 2 <text:s/>2 <text:s/>0 <text:s/>2 <text:s/>2 <text:s/>2 <text:s/>2 <text:s/>2 <text:s/>2 <text:s/>2 <text:s/>2 <text:s/>2 <text:s/>2 <text:s/>2 <text:s/><text:span text:style-name="T2">1 <text:s/></text:span><text:span text:style-name="T3">1 <text:s/>2</text:span> <text:span text:style-name="T2">1 <text:s/></text:span><text:span text:style-name="T3">1 <text:s/>2</text:span> 2 <text:s/>2 <text:s/>2 <text:s/>2 <text:s/>2</text:p>
      <text:p text:style-name="P1"/>
      <text:p text:style-name="P1">%%%%%%%%%%%%%%%%%%%%% <text:s text:c="2"/>T=5 <text:s text:c="4"/>%%%%%%%%%%%%%%%%%%%%%%%%%%%%%%%%%</text:p>
      <text:p text:style-name="P1">ans = 1S_1B</text:p>
      <text:p text:style-name="P1">ans = 2 <text:s/><text:span text:style-name="T2">1 <text:s/>1</text:span> <text:s/><text:span text:style-name="T3">1 <text:s/>2</text:span> <text:span text:style-name="T2">1 <text:s/></text:span><text:span text:style-name="T3">1 <text:s/>2</text:span> 2 <text:s/>2 <text:s/>2 <text:s/><text:span text:style-name="T3">1 <text:s/>2</text:span> 2 <text:s/>2 <text:s/>2 <text:s/><text:span text:style-name="T2">1 <text:s/></text:span><text:span text:style-name="T3">1 <text:s/>2</text:span> 2 <text:s/><text:span text:style-name="T3">1 <text:s/>2</text:span> 2 <text:s/><text:span text:style-name="T3">1 <text:s/>2</text:span> <text:span text:style-name="T2">1 <text:s/></text:span><text:span text:style-name="T3">1 <text:s/>2</text:span> 2 <text:s/>2 <text:s/>2</text:p>
      <text:p text:style-name="P1">ans = 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</text:span><text:span text:style-name="T3">1 <text:s/>2</text:span> 2 <text:s/>2 <text:s/>2 <text:s/><text:span text:style-name="T3">1 <text:s/>2</text:span> <text:span text:style-name="T2">1 <text:s/></text:span><text:span text:style-name="T3">1 <text:s/>2</text:span> <text:span text:style-name="T2">1 <text:s/></text:span><text:span text:style-name="T3">1 <text:s/>2</text:span> 2 <text:s/><text:span text:style-name="T2">1 <text:s/></text:span><text:span text:style-name="T3">1 <text:s/>2</text:span> <text:span text:style-name="T2">1 <text:s/></text:span><text:span text:style-name="T3">1 <text:s/>2</text:span> 2</text:p>
      <text:p text:style-name="P1">ans = 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3">1 <text:s/>2</text:span> 2 <text:s/>2 <text:s/><text:span text:style-name="T3">1 <text:s/>2</text:span> <text:span text:style-name="T2">1 <text:s/>1</text:span> <text:s/><text:span text:style-name="T2">1 <text:s/></text:span><text:span text:style-name="T3">1 <text:s/>2</text:span> 2 <text:s/><text:span text:style-name="T2">1 <text:s/>1</text:span> <text:s/><text:span text:style-name="T2">1 <text:s/>1</text:span></text:p>
      <text:p text:style-name="P1">ans = <text:span text:style-name="T2">1 <text:s/></text:span><text:span text:style-name="T3">1 <text:s/>2</text:span> <text:span text:style-name="T3">1 <text:s/>2</text:span> 2 <text:s/><text:span text:style-name="T3">1 <text:s/>2</text:span> 2 <text:s/>2 <text:s/><text:span text:style-name="T3">1 <text:s/>2</text:span> <text:span text:style-name="T3">1 <text:s/>2</text:span> 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2</text:p>
      <text:p text:style-name="P1">ans = 2 <text:s/>2 <text:s/><text:span text:style-name="T3">1 <text:s/>2</text:span> 2 <text:s/><text:span text:style-name="T2">1 <text:s/></text:span><text:span text:style-name="T3">1 <text:s/>2</text:span> 2 <text:s/>2 <text:s/>2 <text:s/><text:span text:style-name="T3">1 <text:s/>2</text:span> 2 <text:s/>2 <text:s/>2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2 <text:s/>2 <text:s/><text:span text:style-name="T2">1 <text:s/>1</text:span></text:p>
      <text:p text:style-name="P1">ans = 1M_504</text:p>
      <text:p text:style-name="P1">ans = <text:span text:style-name="T2">1 <text:s/></text:span><text:span text:style-name="T3">1 <text:s/>2</text:span> 2 <text:s/>2 <text:s/>2 <text:s/>2 <text:s/>2 <text:s/>1 <text:s/>0 <text:s/>2 <text:s/>2 <text:s/>2 <text:s/>2 <text:s/>2 <text:s/>2 <text:s/>2 <text:s/>2 <text:s/>2 <text:s/>2 <text:s/>2 <text:s/>2 <text:s/>2 <text:s/><text:span text:style-name="T3">1 <text:s/>2</text:span> 2 <text:s/>2 <text:s/>2 <text:s/>2 <text:s/>2 <text:s/>2</text:p>
      <text:p text:style-name="P1">ans = 2 <text:s/>2 <text:s/>2 <text:s/><text:span text:style-name="T2">1 <text:s/></text:span><text:span text:style-name="T3">1 <text:s/>2</text:span> 2 <text:s/>2 <text:s/>2 <text:s/>2 <text:s/>2 <text:s/>2 <text:s/><text:span text:style-name="T3">1 <text:s/>2</text:span> 2 <text:s/>2 <text:s/>2 <text:s/>2 <text:s/>2 <text:s/>2 <text:s/>2 <text:s/><text:span text:style-name="T3">1 <text:s/>2</text:span> 2 <text:s/>2 <text:s/>2 <text:s/>2 <text:s/>2 <text:s/><text:span text:style-name="T2">1 <text:s/>1</text:span> <text:s/>1</text:p>
      <text:p text:style-name="P1"><text:soft-page-break/>ans = 2 <text:s/><text:span text:style-name="T3">1 <text:s/>2</text:span> 2 <text:s/>2 <text:s/>2 <text:s/>2 <text:s/>2 <text:s/>2 <text:s/>2 <text:s/>2 <text:s/>2 <text:s/>2 <text:s/><text:span text:style-name="T2">1 <text:s/></text:span><text:span text:style-name="T3">1 <text:s/>2</text:span> 2 <text:s/>2 <text:s/>2 <text:s/>2 <text:s/>2 <text:s/><text:span text:style-name="T2">1 <text:s/></text:span><text:span text:style-name="T3">1 <text:s/>2</text:span> 2 <text:s/><text:span text:style-name="T2">1 <text:s/></text:span><text:span text:style-name="T3">1 <text:s/>2</text:span> 2 <text:s/>2 <text:s/>2</text:p>
      <text:p text:style-name="P1">ans = 2 <text:s/>2 <text:s/>2 <text:s/><text:span text:style-name="T3">1 <text:s/>2</text:span> 2 <text:s/>2 <text:s/>2 <text:s/><text:span text:style-name="T2">1 <text:s/></text:span><text:span text:style-name="T3">1 <text:s/>2</text:span> 2 <text:s/>2 <text:s/>2 <text:s/><text:span text:style-name="T2">1 <text:s/></text:span><text:span text:style-name="T3">1 <text:s/>2</text:span> 2 <text:s/>2 <text:s/><text:span text:style-name="T3">1 <text:s/>2</text:span> 2 <text:s/><text:span text:style-name="T2">1 <text:s/></text:span><text:span text:style-name="T3">1 <text:s/>2</text:span> 2 <text:s/>2 <text:s/>2 <text:s/>2 <text:s/><text:span text:style-name="T2">1 <text:s/>1</text:span></text:p>
      <text:p text:style-name="P1">ans = 2 <text:s/>2 <text:s/>2 <text:s/>2 <text:s/>2 <text:s/>2 <text:s/>2 <text:s/><text:span text:style-name="T3">1 <text:s/>2</text:span> 2 <text:s/><text:span text:style-name="T2">1 <text:s/></text:span><text:span text:style-name="T3">1 <text:s/>2</text:span> 2 <text:s/>2 <text:s/>2 <text:s/>2 <text:s/>2 <text:s/><text:span text:style-name="T2">1 <text:s/></text:span><text:span text:style-name="T3">1 <text:s/>2</text:span> 2 <text:s/>2 <text:s/>2 <text:s/>2 <text:s/>2 <text:s/>2 <text:s/>2 <text:s/>2 <text:s/><text:span text:style-name="T2">1 <text:s/>1</text:span></text:p>
      <text:p text:style-name="P1">ans = 2M_504</text:p>
      <text:p text:style-name="P1">ans = 2 <text:s/>2 <text:s/><text:span text:style-name="T3">1 <text:s/>2</text:span> 2 <text:s/>2 <text:s/><text:span text:style-name="T2">1 <text:s/>1</text:span> <text:s/><text:span text:style-name="T2">1 <text:s/>1</text:span> <text:s/><text:span text:style-name="T3">1 <text:s/>2</text:span> 2 <text:s/>2 <text:s/><text:span text:style-name="T2">1 <text:s/></text:span><text:span text:style-name="T3">1 <text:s/>2</text:span> 2 <text:s/>2 <text:s/>2 <text:s/><text:span text:style-name="T2">1 <text:s/></text:span><text:span text:style-name="T3">1 <text:s/>2</text:span> 2 <text:s/>2 <text:s/>2 <text:s/>2 <text:s/>2 <text:s/>2 <text:s/>2 <text:s/>2</text:p>
      <text:p text:style-name="P1">ans = 2 <text:s/>2 <text:s/>2 <text:s/>2 <text:s/><text:span text:style-name="T2">1 <text:s/>1</text:span> <text:s/><text:span text:style-name="T2">1 <text:s/>1</text:span> <text:s/><text:span text:style-name="T2">1 <text:s/>1</text:span> <text:s/><text:span text:style-name="T3">1 <text:s/>2</text:span> <text:span text:style-name="T3">1 <text:s/>2</text:span> 2 <text:s/><text:span text:style-name="T2">1 <text:s/>1</text:span> <text:s/><text:span text:style-name="T2">1 <text:s/>1</text:span> <text:s/><text:span text:style-name="T2">1 <text:s/></text:span><text:span text:style-name="T3">1 <text:s/>2</text:span> 2 <text:s/>2 <text:s/>2 <text:s/><text:span text:style-name="T2">1 <text:s/></text:span><text:span text:style-name="T3">1 <text:s/>2</text:span> <text:span text:style-name="T3">1 <text:s/>2</text:span> 2</text:p>
      <text:p text:style-name="P1">ans = 2 <text:s/><text:span text:style-name="T3">1 <text:s/>2</text:span> 2 <text:s/><text:span text:style-name="T2">1 <text:s/></text:span><text:span text:style-name="T3">1 <text:s/>2</text:span> 2 <text:s/>2 <text:s/>2 <text:s/>2 <text:s/><text:span text:style-name="T2">1 <text:s/>1</text:span> <text:s/><text:span text:style-name="T2">1 <text:s/></text:span><text:span text:style-name="T3">1 <text:s/>2</text:span> <text:span text:style-name="T3">1 <text:s/>2</text:span> <text:span text:style-name="T3">1 <text:s/>2</text:span> 2 <text:s/>2 <text:s/><text:span text:style-name="T2">1 <text:s/></text:span><text:span text:style-name="T3">1 <text:s/>2</text:span> 2 <text:s/><text:span text:style-name="T3">1 <text:s/>2</text:span> 2 <text:s/>2 <text:s/>2</text:p>
      <text:p text:style-name="P1">ans = <text:span text:style-name="T3">1 <text:s/>2</text:span> 2 <text:s/>2 <text:s/>2 <text:s/><text:span text:style-name="T2">1 <text:s/>1</text:span> <text:s/><text:span text:style-name="T3">1 <text:s/>2</text:span> 2 <text:s/><text:span text:style-name="T2">1 <text:s/></text:span><text:span text:style-name="T3">1 <text:s/>2</text:span> 2 <text:s/>2 <text:s/>2 <text:s/>2 <text:s/>2 <text:s/><text:span text:style-name="T2">1 <text:s/></text:span><text:span text:style-name="T3">1 <text:s/>2</text:span> 2 <text:s/><text:span text:style-name="T2">1 <text:s/>1</text:span> <text:s/><text:span text:style-name="T2">1 <text:s/></text:span><text:span text:style-name="T3">1 <text:s/>2</text:span> 2 <text:s/>2 <text:s/>2 <text:s/>2</text:p>
      <text:p text:style-name="P1">ans = 2 <text:s/>2 <text:s/><text:span text:style-name="T3">1 <text:s/>2</text:span> 2 <text:s/><text:span text:style-name="T3">1 <text:s/>2</text:span> 2 <text:s/>2 <text:s/>2 <text:s/>2 <text:s/>2 <text:s/><text:span text:style-name="T3">1 <text:s/>2</text:span> 2 <text:s/>2 <text:s/>2 <text:s/>2 <text:s/>2 <text:s/>2 <text:s/><text:span text:style-name="T2">1 <text:s/></text:span><text:span text:style-name="T3">1 <text:s/>2</text:span> 2 <text:s/><text:span text:style-name="T2">1 <text:s/></text:span><text:span text:style-name="T3">1 <text:s/>2</text:span> 2 <text:s/><text:span text:style-name="T3">1 <text:s/>2</text:span> 2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bm </meta:initial-creator>
    <meta:creation-date>2017-09-18T17:57:19.421348482</meta:creation-date>
    <dc:date>2017-09-20T17:55:50.194494152</dc:date>
    <dc:creator>iibm </dc:creator>
    <meta:editing-duration>P1DT23H14M26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5" meta:paragraph-count="189" meta:word-count="5518" meta:character-count="15783" meta:non-whitespace-character-count="6151"/>
  </office:meta>
</office:document-meta>
</file>